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.Rule( String pattern , FileDeployer fileDeploy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leBasedZipExtractor.extract( File zip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uleBasedZipExtractor.findFileDeploy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leBasedZipExtractor.addRule( String pattern , FileDeployer fileDeploy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leBasedZipExtractor.RuleBasedZipExtractor( File basedir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